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27.61pt" svg:height="280.83pt" svg:x="1023.99pt" svg:y="26.36pt">
            <draw:object draw:notify-on-update-of-ranges="Sheet1.J3:Sheet1.J3 Sheet1.J4:Sheet1.J23 Sheet1.L3:Sheet1.L3 Sheet1.L4:Sheet1.L23 Sheet1.M3:Sheet1.M3 Sheet1.M4:Sheet1.M23 Sheet1.N3:Sheet1.N3 Sheet1.N4:Sheet1.N23 Sheet1.O3:Sheet1.O3 Sheet1.O4:Sheet1.O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63.5pt" svg:height="292.9pt" svg:x="1024.78pt" svg:y="375.7pt">
            <draw:object draw:notify-on-update-of-ranges="Sheet1.J30:Sheet1.J30 Sheet1.J31:Sheet1.J50 Sheet1.L30:Sheet1.L30 Sheet1.L31:Sheet1.L50 Sheet1.M30:Sheet1.M30 Sheet1.M31:Sheet1.M50 Sheet1.N30:Sheet1.N30 Sheet1.N31:Sheet1.N50 Sheet1.O30:Sheet1.O30 Sheet1.O31:Sheet1.O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63.5pt" svg:height="292.9pt" svg:x="988.13pt" svg:y="356.17pt">
            <draw:object draw:notify-on-update-of-ranges="Sheet1.J31:Sheet1.J50 Sheet1.L30:Sheet1.L30 Sheet1.L31:Sheet1.L50 Sheet1.M30:Sheet1.M30 Sheet1.M31:Sheet1.M50 Sheet1.N30:Sheet1.N30 Sheet1.N31:Sheet1.N50 Sheet1.O30:Sheet1.O30 Sheet1.O31:Sheet1.O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81.87pt" svg:height="327.51pt" svg:x="576pt" svg:y="669.37pt">
            <draw:object draw:notify-on-update-of-ranges="Sheet1.J30:Sheet1.J30 Sheet1.J31:Sheet1.J50 Sheet1.L30:Sheet1.L30 Sheet1.L31:Sheet1.L50 Sheet1.M30:Sheet1.M30 Sheet1.M31:Sheet1.M50 Sheet1.O30:Sheet1.O30 Sheet1.O31:Sheet1.O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### good Parallelism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Kerne</text:p>
          </table:table-cell>
          <table:table-cell office:value-type="string" calcext:value-type="string">
            <text:p>Sequenziell</text:p>
          </table:table-cell>
          <table:table-cell office:value-type="string" calcext:value-type="string">
            <text:p>@parallel</text:p>
          </table:table-cell>
          <table:table-cell office:value-type="string" calcext:value-type="string">
            <text:p>@parallel (+)</text:p>
          </table:table-cell>
          <table:table-cell office:value-type="string" calcext:value-type="string">
            <text:p>Pmap() ohne Batchsize</text:p>
          </table:table-cell>
          <table:table-cell office:value-type="string" calcext:value-type="string">
            <text:p>Pmap() mit Batchsize</text:p>
          </table:table-cell>
          <table:table-cell table:number-columns-repeated="2"/>
          <table:table-cell office:value-type="string" calcext:value-type="string">
            <text:p>Kerne</text:p>
          </table:table-cell>
          <table:table-cell office:value-type="string" calcext:value-type="string">
            <text:p>Sequenziell</text:p>
          </table:table-cell>
          <table:table-cell office:value-type="string" calcext:value-type="string">
            <text:p>@parallel</text:p>
          </table:table-cell>
          <table:table-cell office:value-type="string" calcext:value-type="string">
            <text:p>@parallel (+)</text:p>
          </table:table-cell>
          <table:table-cell office:value-type="string" calcext:value-type="string">
            <text:p>Pmap() ohne Batchsize</text:p>
          </table:table-cell>
          <table:table-cell office:value-type="string" calcext:value-type="string">
            <text:p>Pmap() mit Batchsiz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C4]/[.C4]" office:value-type="float" office:value="1" calcext:value-type="float">
            <text:p>1</text:p>
          </table:table-cell>
          <table:table-cell table:formula="of:=[.D4]/[.C4]" office:value-type="float" office:value="1.01010101010101" calcext:value-type="float">
            <text:p>1.01010101010101</text:p>
          </table:table-cell>
          <table:table-cell table:formula="of:=[.E4]/[.C4]" office:value-type="float" office:value="1.01010101010101" calcext:value-type="float">
            <text:p>1.01010101010101</text:p>
          </table:table-cell>
          <table:table-cell table:formula="of:=[.F4]/[.C4]" office:value-type="float" office:value="1.01010101010101" calcext:value-type="float">
            <text:p>1.01010101010101</text:p>
          </table:table-cell>
          <table:table-cell table:formula="of:=[.G4]/[.C4]" office:value-type="float" office:value="1.01010101010101" calcext:value-type="float">
            <text:p>1.010101010101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1.16" calcext:value-type="float">
            <text:p>1.16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C5]/[.C5]" office:value-type="float" office:value="1" calcext:value-type="float">
            <text:p>1</text:p>
          </table:table-cell>
          <table:table-cell table:formula="of:=[.D5]/[.C5]" office:value-type="float" office:value="1.03030303030303" calcext:value-type="float">
            <text:p>1.03030303030303</text:p>
          </table:table-cell>
          <table:table-cell table:formula="of:=[.E5]/[.C5]" office:value-type="float" office:value="1.03030303030303" calcext:value-type="float">
            <text:p>1.03030303030303</text:p>
          </table:table-cell>
          <table:table-cell table:formula="of:=[.F5]/[.C5]" office:value-type="float" office:value="1.17171717171717" calcext:value-type="float">
            <text:p>1.17171717171717</text:p>
          </table:table-cell>
          <table:table-cell table:formula="of:=[.G5]/[.C5]" office:value-type="float" office:value="1.03030303030303" calcext:value-type="float">
            <text:p>1.030303030303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C6]/[.C6]" office:value-type="float" office:value="1" calcext:value-type="float">
            <text:p>1</text:p>
          </table:table-cell>
          <table:table-cell table:formula="of:=[.D6]/[.C6]" office:value-type="float" office:value="0.525252525252525" calcext:value-type="float">
            <text:p>0.525252525252525</text:p>
          </table:table-cell>
          <table:table-cell table:formula="of:=[.E6]/[.C6]" office:value-type="float" office:value="0.525252525252525" calcext:value-type="float">
            <text:p>0.525252525252525</text:p>
          </table:table-cell>
          <table:table-cell table:formula="of:=[.F6]/[.C6]" office:value-type="float" office:value="0.565656565656566" calcext:value-type="float">
            <text:p>0.565656565656566</text:p>
          </table:table-cell>
          <table:table-cell table:formula="of:=[.G6]/[.C6]" office:value-type="float" office:value="0.525252525252525" calcext:value-type="float">
            <text:p>0.5252525252525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99" calcext:value-type="float">
            <text:p>0.99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C7]/[.C7]" office:value-type="float" office:value="1" calcext:value-type="float">
            <text:p>1</text:p>
          </table:table-cell>
          <table:table-cell table:formula="of:=[.D7]/[.C7]" office:value-type="float" office:value="0.414141414141414" calcext:value-type="float">
            <text:p>0.414141414141414</text:p>
          </table:table-cell>
          <table:table-cell table:formula="of:=[.E7]/[.C7]" office:value-type="float" office:value="0.404040404040404" calcext:value-type="float">
            <text:p>0.404040404040404</text:p>
          </table:table-cell>
          <table:table-cell table:formula="of:=[.F7]/[.C7]" office:value-type="float" office:value="0.424242424242424" calcext:value-type="float">
            <text:p>0.424242424242424</text:p>
          </table:table-cell>
          <table:table-cell table:formula="of:=[.G7]/[.C7]" office:value-type="float" office:value="0.393939393939394" calcext:value-type="float">
            <text:p>0.3939393939393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9" calcext:value-type="float">
            <text:p>0.99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C8]/[.C8]" office:value-type="float" office:value="1" calcext:value-type="float">
            <text:p>1</text:p>
          </table:table-cell>
          <table:table-cell table:formula="of:=[.D8]/[.C8]" office:value-type="float" office:value="0.292929292929293" calcext:value-type="float">
            <text:p>0.292929292929293</text:p>
          </table:table-cell>
          <table:table-cell table:formula="of:=[.E8]/[.C8]" office:value-type="float" office:value="0.282828282828283" calcext:value-type="float">
            <text:p>0.282828282828283</text:p>
          </table:table-cell>
          <table:table-cell table:formula="of:=[.F8]/[.C8]" office:value-type="float" office:value="0.282828282828283" calcext:value-type="float">
            <text:p>0.282828282828283</text:p>
          </table:table-cell>
          <table:table-cell table:formula="of:=[.G8]/[.C8]" office:value-type="float" office:value="0.272727272727273" calcext:value-type="float">
            <text:p>0.27272727272727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C9]/[.C9]" office:value-type="float" office:value="1" calcext:value-type="float">
            <text:p>1</text:p>
          </table:table-cell>
          <table:table-cell table:formula="of:=[.D9]/[.C9]" office:value-type="float" office:value="0.303030303030303" calcext:value-type="float">
            <text:p>0.303030303030303</text:p>
          </table:table-cell>
          <table:table-cell table:formula="of:=[.E9]/[.C9]" office:value-type="float" office:value="0.282828282828283" calcext:value-type="float">
            <text:p>0.282828282828283</text:p>
          </table:table-cell>
          <table:table-cell table:formula="of:=[.F9]/[.C9]" office:value-type="float" office:value="0.282828282828283" calcext:value-type="float">
            <text:p>0.282828282828283</text:p>
          </table:table-cell>
          <table:table-cell table:formula="of:=[.G9]/[.C9]" office:value-type="float" office:value="0.262626262626263" calcext:value-type="float">
            <text:p>0.26262626262626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9" calcext:value-type="float">
            <text:p>0.99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C10]/[.C10]" office:value-type="float" office:value="1" calcext:value-type="float">
            <text:p>1</text:p>
          </table:table-cell>
          <table:table-cell table:formula="of:=[.D10]/[.C10]" office:value-type="float" office:value="0.252525252525252" calcext:value-type="float">
            <text:p>0.252525252525252</text:p>
          </table:table-cell>
          <table:table-cell table:formula="of:=[.E10]/[.C10]" office:value-type="float" office:value="0.232323232323232" calcext:value-type="float">
            <text:p>0.232323232323232</text:p>
          </table:table-cell>
          <table:table-cell table:formula="of:=[.F10]/[.C10]" office:value-type="float" office:value="0.212121212121212" calcext:value-type="float">
            <text:p>0.212121212121212</text:p>
          </table:table-cell>
          <table:table-cell table:formula="of:=[.G10]/[.C10]" office:value-type="float" office:value="0.212121212121212" calcext:value-type="float">
            <text:p>0.21212121212121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99" calcext:value-type="float">
            <text:p>0.99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C11]/[.C11]" office:value-type="float" office:value="1" calcext:value-type="float">
            <text:p>1</text:p>
          </table:table-cell>
          <table:table-cell table:formula="of:=[.D11]/[.C11]" office:value-type="float" office:value="0.262626262626263" calcext:value-type="float">
            <text:p>0.262626262626263</text:p>
          </table:table-cell>
          <table:table-cell table:formula="of:=[.E11]/[.C11]" office:value-type="float" office:value="0.232323232323232" calcext:value-type="float">
            <text:p>0.232323232323232</text:p>
          </table:table-cell>
          <table:table-cell table:formula="of:=[.F11]/[.C11]" office:value-type="float" office:value="0.212121212121212" calcext:value-type="float">
            <text:p>0.212121212121212</text:p>
          </table:table-cell>
          <table:table-cell table:formula="of:=[.G11]/[.C11]" office:value-type="float" office:value="0.202020202020202" calcext:value-type="float">
            <text:p>0.20202020202020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99" calcext:value-type="float">
            <text:p>0.9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C12]/[.C12]" office:value-type="float" office:value="1" calcext:value-type="float">
            <text:p>1</text:p>
          </table:table-cell>
          <table:table-cell table:formula="of:=[.D12]/[.C12]" office:value-type="float" office:value="0.202020202020202" calcext:value-type="float">
            <text:p>0.202020202020202</text:p>
          </table:table-cell>
          <table:table-cell table:formula="of:=[.E12]/[.C12]" office:value-type="float" office:value="0.181818181818182" calcext:value-type="float">
            <text:p>0.181818181818182</text:p>
          </table:table-cell>
          <table:table-cell table:formula="of:=[.F12]/[.C12]" office:value-type="float" office:value="0.151515151515152" calcext:value-type="float">
            <text:p>0.151515151515152</text:p>
          </table:table-cell>
          <table:table-cell table:formula="of:=[.G12]/[.C12]" office:value-type="float" office:value="0.151515151515152" calcext:value-type="float">
            <text:p>0.15151515151515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C13]/[.C13]" office:value-type="float" office:value="1" calcext:value-type="float">
            <text:p>1</text:p>
          </table:table-cell>
          <table:table-cell table:formula="of:=[.D13]/[.C13]" office:value-type="float" office:value="0.212121212121212" calcext:value-type="float">
            <text:p>0.212121212121212</text:p>
          </table:table-cell>
          <table:table-cell table:formula="of:=[.E13]/[.C13]" office:value-type="float" office:value="0.191919191919192" calcext:value-type="float">
            <text:p>0.191919191919192</text:p>
          </table:table-cell>
          <table:table-cell table:formula="of:=[.F13]/[.C13]" office:value-type="float" office:value="0.151515151515152" calcext:value-type="float">
            <text:p>0.151515151515152</text:p>
          </table:table-cell>
          <table:table-cell table:formula="of:=[.G13]/[.C13]" office:value-type="float" office:value="0.151515151515152" calcext:value-type="float">
            <text:p>0.15151515151515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99" calcext:value-type="float">
            <text:p>0.99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C14]/[.C14]" office:value-type="float" office:value="1" calcext:value-type="float">
            <text:p>1</text:p>
          </table:table-cell>
          <table:table-cell table:formula="of:=[.D14]/[.C14]" office:value-type="float" office:value="0.222222222222222" calcext:value-type="float">
            <text:p>0.222222222222222</text:p>
          </table:table-cell>
          <table:table-cell table:formula="of:=[.E14]/[.C14]" office:value-type="float" office:value="0.191919191919192" calcext:value-type="float">
            <text:p>0.191919191919192</text:p>
          </table:table-cell>
          <table:table-cell table:formula="of:=[.F14]/[.C14]" office:value-type="float" office:value="0.151515151515152" calcext:value-type="float">
            <text:p>0.151515151515152</text:p>
          </table:table-cell>
          <table:table-cell table:formula="of:=[.G14]/[.C14]" office:value-type="float" office:value="0.151515151515152" calcext:value-type="float">
            <text:p>0.15151515151515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9" calcext:value-type="float">
            <text:p>0.9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C15]/[.C15]" office:value-type="float" office:value="1" calcext:value-type="float">
            <text:p>1</text:p>
          </table:table-cell>
          <table:table-cell table:formula="of:=[.D15]/[.C15]" office:value-type="float" office:value="0.232323232323232" calcext:value-type="float">
            <text:p>0.232323232323232</text:p>
          </table:table-cell>
          <table:table-cell table:formula="of:=[.E15]/[.C15]" office:value-type="float" office:value="0.202020202020202" calcext:value-type="float">
            <text:p>0.202020202020202</text:p>
          </table:table-cell>
          <table:table-cell table:formula="of:=[.F15]/[.C15]" office:value-type="float" office:value="0.151515151515152" calcext:value-type="float">
            <text:p>0.151515151515152</text:p>
          </table:table-cell>
          <table:table-cell table:formula="of:=[.G15]/[.C15]" office:value-type="float" office:value="0.141414141414141" calcext:value-type="float">
            <text:p>0.14141414141414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99" calcext:value-type="float">
            <text:p>0.99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C16]/[.C16]" office:value-type="float" office:value="1" calcext:value-type="float">
            <text:p>1</text:p>
          </table:table-cell>
          <table:table-cell table:formula="of:=[.D16]/[.C16]" office:value-type="float" office:value="0.252525252525252" calcext:value-type="float">
            <text:p>0.252525252525252</text:p>
          </table:table-cell>
          <table:table-cell table:formula="of:=[.E16]/[.C16]" office:value-type="float" office:value="0.202020202020202" calcext:value-type="float">
            <text:p>0.202020202020202</text:p>
          </table:table-cell>
          <table:table-cell table:formula="of:=[.F16]/[.C16]" office:value-type="float" office:value="0.151515151515152" calcext:value-type="float">
            <text:p>0.151515151515152</text:p>
          </table:table-cell>
          <table:table-cell table:formula="of:=[.G16]/[.C16]" office:value-type="float" office:value="0.141414141414141" calcext:value-type="float">
            <text:p>0.14141414141414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9" calcext:value-type="float">
            <text:p>0.99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C17]/[.C17]" office:value-type="float" office:value="1" calcext:value-type="float">
            <text:p>1</text:p>
          </table:table-cell>
          <table:table-cell table:formula="of:=[.D17]/[.C17]" office:value-type="float" office:value="0.272727272727273" calcext:value-type="float">
            <text:p>0.272727272727273</text:p>
          </table:table-cell>
          <table:table-cell table:formula="of:=[.E17]/[.C17]" office:value-type="float" office:value="0.212121212121212" calcext:value-type="float">
            <text:p>0.212121212121212</text:p>
          </table:table-cell>
          <table:table-cell table:formula="of:=[.F17]/[.C17]" office:value-type="float" office:value="0.151515151515152" calcext:value-type="float">
            <text:p>0.151515151515152</text:p>
          </table:table-cell>
          <table:table-cell table:formula="of:=[.G17]/[.C17]" office:value-type="float" office:value="0.141414141414141" calcext:value-type="float">
            <text:p>0.14141414141414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D18]/[.C18]" office:value-type="float" office:value="0.27" calcext:value-type="float">
            <text:p>0.27</text:p>
          </table:table-cell>
          <table:table-cell table:formula="of:=[.E18]/[.C18]" office:value-type="float" office:value="0.21" calcext:value-type="float">
            <text:p>0.21</text:p>
          </table:table-cell>
          <table:table-cell table:formula="of:=[.F18]/[.C18]" office:value-type="float" office:value="0.14" calcext:value-type="float">
            <text:p>0.14</text:p>
          </table:table-cell>
          <table:table-cell table:formula="of:=[.G18]/[.C18]" office:value-type="float" office:value="0.14" calcext:value-type="float">
            <text:p>0.1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9" calcext:value-type="float">
            <text:p>0.99</text:p>
          </table:table-cell>
          <table:table-cell office:value-type="float" office:value="0.29" calcext:value-type="float">
            <text:p>0.2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C19]/[.C19]" office:value-type="float" office:value="1" calcext:value-type="float">
            <text:p>1</text:p>
          </table:table-cell>
          <table:table-cell table:formula="of:=[.D19]/[.C19]" office:value-type="float" office:value="0.292929292929293" calcext:value-type="float">
            <text:p>0.292929292929293</text:p>
          </table:table-cell>
          <table:table-cell table:formula="of:=[.E19]/[.C19]" office:value-type="float" office:value="0.212121212121212" calcext:value-type="float">
            <text:p>0.212121212121212</text:p>
          </table:table-cell>
          <table:table-cell table:formula="of:=[.F19]/[.C19]" office:value-type="float" office:value="0.141414141414141" calcext:value-type="float">
            <text:p>0.141414141414141</text:p>
          </table:table-cell>
          <table:table-cell table:formula="of:=[.G19]/[.C19]" office:value-type="float" office:value="0.141414141414141" calcext:value-type="float">
            <text:p>0.14141414141414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C20]/[.C20]" office:value-type="float" office:value="1" calcext:value-type="float">
            <text:p>1</text:p>
          </table:table-cell>
          <table:table-cell table:formula="of:=[.D20]/[.C20]" office:value-type="float" office:value="0.2" calcext:value-type="float">
            <text:p>0.2</text:p>
          </table:table-cell>
          <table:table-cell table:formula="of:=[.E20]/[.C20]" office:value-type="float" office:value="0.17" calcext:value-type="float">
            <text:p>0.17</text:p>
          </table:table-cell>
          <table:table-cell table:formula="of:=[.F20]/[.C20]" office:value-type="float" office:value="0.09" calcext:value-type="float">
            <text:p>0.09</text:p>
          </table:table-cell>
          <table:table-cell table:formula="of:=[.G20]/[.C20]" office:value-type="float" office:value="0.09" calcext:value-type="float">
            <text:p>0.0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99" calcext:value-type="float">
            <text:p>0.99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C21]/[.C21]" office:value-type="float" office:value="1" calcext:value-type="float">
            <text:p>1</text:p>
          </table:table-cell>
          <table:table-cell table:formula="of:=[.D21]/[.C21]" office:value-type="float" office:value="0.242424242424242" calcext:value-type="float">
            <text:p>0.242424242424242</text:p>
          </table:table-cell>
          <table:table-cell table:formula="of:=[.E21]/[.C21]" office:value-type="float" office:value="0.181818181818182" calcext:value-type="float">
            <text:p>0.181818181818182</text:p>
          </table:table-cell>
          <table:table-cell table:formula="of:=[.F21]/[.C21]" office:value-type="float" office:value="0.0909090909090909" calcext:value-type="float">
            <text:p>0.090909090909091</text:p>
          </table:table-cell>
          <table:table-cell table:formula="of:=[.G21]/[.C21]" office:value-type="float" office:value="0.0909090909090909" calcext:value-type="float">
            <text:p>0.09090909090909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99" calcext:value-type="float">
            <text:p>0.99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C22]/[.C22]" office:value-type="float" office:value="1" calcext:value-type="float">
            <text:p>1</text:p>
          </table:table-cell>
          <table:table-cell table:formula="of:=[.D22]/[.C22]" office:value-type="float" office:value="0.242424242424242" calcext:value-type="float">
            <text:p>0.242424242424242</text:p>
          </table:table-cell>
          <table:table-cell table:formula="of:=[.E22]/[.C22]" office:value-type="float" office:value="0.191919191919192" calcext:value-type="float">
            <text:p>0.191919191919192</text:p>
          </table:table-cell>
          <table:table-cell table:formula="of:=[.F22]/[.C22]" office:value-type="float" office:value="0.0909090909090909" calcext:value-type="float">
            <text:p>0.090909090909091</text:p>
          </table:table-cell>
          <table:table-cell table:formula="of:=[.G22]/[.C22]" office:value-type="float" office:value="0.0909090909090909" calcext:value-type="float">
            <text:p>0.09090909090909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C23]/[.C23]" office:value-type="float" office:value="1" calcext:value-type="float">
            <text:p>1</text:p>
          </table:table-cell>
          <table:table-cell table:formula="of:=[.D23]/[.C23]" office:value-type="float" office:value="0.26" calcext:value-type="float">
            <text:p>0.26</text:p>
          </table:table-cell>
          <table:table-cell table:formula="of:=[.E23]/[.C23]" office:value-type="float" office:value="0.22" calcext:value-type="float">
            <text:p>0.22</text:p>
          </table:table-cell>
          <table:table-cell table:formula="of:=[.F23]/[.C23]" office:value-type="float" office:value="0.09" calcext:value-type="float">
            <text:p>0.09</text:p>
          </table:table-cell>
          <table:table-cell table:formula="of:=[.G23]/[.C23]" office:value-type="float" office:value="0.09" calcext:value-type="float">
            <text:p>0.09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 calcext:value-type="string">
            <text:p>#### medium Parallelism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Kerne</text:p>
          </table:table-cell>
          <table:table-cell office:value-type="string" calcext:value-type="string">
            <text:p>Sequenziell</text:p>
          </table:table-cell>
          <table:table-cell office:value-type="string" calcext:value-type="string">
            <text:p>@parallel</text:p>
          </table:table-cell>
          <table:table-cell office:value-type="string" calcext:value-type="string">
            <text:p>@parallel (+)</text:p>
          </table:table-cell>
          <table:table-cell office:value-type="string" calcext:value-type="string">
            <text:p>Pmap() ohne Batchsize</text:p>
          </table:table-cell>
          <table:table-cell office:value-type="string" calcext:value-type="string">
            <text:p>Pmap() mit Batchsize</text:p>
          </table:table-cell>
        </table:table-row>
        <table:table-row table:style-name="ro1">
          <table:table-cell/>
          <table:table-cell office:value-type="string" calcext:value-type="string">
            <text:p>Kerne</text:p>
          </table:table-cell>
          <table:table-cell office:value-type="string" calcext:value-type="string">
            <text:p>Sequenziell</text:p>
          </table:table-cell>
          <table:table-cell office:value-type="string" calcext:value-type="string">
            <text:p>@parallel</text:p>
          </table:table-cell>
          <table:table-cell office:value-type="string" calcext:value-type="string">
            <text:p>@parallel (+)</text:p>
          </table:table-cell>
          <table:table-cell office:value-type="string" calcext:value-type="string">
            <text:p>Pmap() ohne Batchsize</text:p>
          </table:table-cell>
          <table:table-cell office:value-type="string" calcext:value-type="string">
            <text:p>Pmap() mit Batch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C32]/[.C32]" office:value-type="float" office:value="1" calcext:value-type="float">
            <text:p>1</text:p>
          </table:table-cell>
          <table:table-cell table:formula="of:=[.D32]/[.C32]" office:value-type="float" office:value="1" calcext:value-type="float">
            <text:p>1</text:p>
          </table:table-cell>
          <table:table-cell table:formula="of:=[.E32]/[.C32]" office:value-type="float" office:value="1" calcext:value-type="float">
            <text:p>1</text:p>
          </table:table-cell>
          <table:table-cell table:formula="of:=[.F32]/[.C32]" office:value-type="float" office:value="1.36734693877551" calcext:value-type="float">
            <text:p>1.36734693877551</text:p>
          </table:table-cell>
          <table:table-cell table:formula="of:=[.G32]/[.C32]" office:value-type="float" office:value="1.38775510204082" calcext:value-type="float">
            <text:p>1.387755102040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1.34" calcext:value-type="float">
            <text:p>1.34</text:p>
          </table:table-cell>
          <table:table-cell office:value-type="float" office:value="1.36" calcext:value-type="float">
            <text:p>1.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C33]/[.C33]" office:value-type="float" office:value="1" calcext:value-type="float">
            <text:p>1</text:p>
          </table:table-cell>
          <table:table-cell table:formula="of:=[.D33]/[.C33]" office:value-type="float" office:value="1.01020408163265" calcext:value-type="float">
            <text:p>1.01020408163265</text:p>
          </table:table-cell>
          <table:table-cell table:formula="of:=[.E33]/[.C33]" office:value-type="float" office:value="1.01020408163265" calcext:value-type="float">
            <text:p>1.01020408163265</text:p>
          </table:table-cell>
          <table:table-cell table:formula="of:=[.F33]/[.C33]" office:value-type="float" office:value="23.7959183673469" calcext:value-type="float">
            <text:p>23.7959183673469</text:p>
          </table:table-cell>
          <table:table-cell table:formula="of:=[.G33]/[.C33]" office:value-type="float" office:value="1.59183673469388" calcext:value-type="float">
            <text:p>1.591836734693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23.32" calcext:value-type="float">
            <text:p>23.32</text:p>
          </table:table-cell>
          <table:table-cell office:value-type="float" office:value="1.56" calcext:value-type="float">
            <text:p>1.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C34]/[.C34]" office:value-type="float" office:value="1" calcext:value-type="float">
            <text:p>1</text:p>
          </table:table-cell>
          <table:table-cell table:formula="of:=[.D34]/[.C34]" office:value-type="float" office:value="0.536082474226804" calcext:value-type="float">
            <text:p>0.536082474226804</text:p>
          </table:table-cell>
          <table:table-cell table:formula="of:=[.E34]/[.C34]" office:value-type="float" office:value="0.525773195876289" calcext:value-type="float">
            <text:p>0.525773195876289</text:p>
          </table:table-cell>
          <table:table-cell table:formula="of:=[.F34]/[.C34]" office:value-type="float" office:value="12.2474226804124" calcext:value-type="float">
            <text:p>12.2474226804124</text:p>
          </table:table-cell>
          <table:table-cell table:formula="of:=[.G34]/[.C34]" office:value-type="float" office:value="1.02061855670103" calcext:value-type="float">
            <text:p>1.020618556701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11.88" calcext:value-type="float">
            <text:p>11.88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C35]/[.C35]" office:value-type="float" office:value="1" calcext:value-type="float">
            <text:p>1</text:p>
          </table:table-cell>
          <table:table-cell table:formula="of:=[.D35]/[.C35]" office:value-type="float" office:value="0.371134020618557" calcext:value-type="float">
            <text:p>0.371134020618557</text:p>
          </table:table-cell>
          <table:table-cell table:formula="of:=[.E35]/[.C35]" office:value-type="float" office:value="0.371134020618557" calcext:value-type="float">
            <text:p>0.371134020618557</text:p>
          </table:table-cell>
          <table:table-cell table:formula="of:=[.F35]/[.C35]" office:value-type="float" office:value="8.18556701030928" calcext:value-type="float">
            <text:p>8.18556701030928</text:p>
          </table:table-cell>
          <table:table-cell table:formula="of:=[.G35]/[.C35]" office:value-type="float" office:value="0.835051546391753" calcext:value-type="float">
            <text:p>0.83505154639175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7.94" calcext:value-type="float">
            <text:p>7.94</text:p>
          </table:table-cell>
          <table:table-cell office:value-type="float" office:value="0.81" calcext:value-type="float">
            <text:p>0.8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C36]/[.C36]" office:value-type="float" office:value="1" calcext:value-type="float">
            <text:p>1</text:p>
          </table:table-cell>
          <table:table-cell table:formula="of:=[.D36]/[.C36]" office:value-type="float" office:value="0.285714285714286" calcext:value-type="float">
            <text:p>0.285714285714286</text:p>
          </table:table-cell>
          <table:table-cell table:formula="of:=[.E36]/[.C36]" office:value-type="float" office:value="0.285714285714286" calcext:value-type="float">
            <text:p>0.285714285714286</text:p>
          </table:table-cell>
          <table:table-cell table:formula="of:=[.F36]/[.C36]" office:value-type="float" office:value="7.53061224489796" calcext:value-type="float">
            <text:p>7.53061224489796</text:p>
          </table:table-cell>
          <table:table-cell table:formula="of:=[.G36]/[.C36]" office:value-type="float" office:value="0.714285714285714" calcext:value-type="float">
            <text:p>0.71428571428571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7.38" calcext:value-type="float">
            <text:p>7.38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C37]/[.C37]" office:value-type="float" office:value="1" calcext:value-type="float">
            <text:p>1</text:p>
          </table:table-cell>
          <table:table-cell table:formula="of:=[.D37]/[.C37]" office:value-type="float" office:value="0.247422680412371" calcext:value-type="float">
            <text:p>0.247422680412371</text:p>
          </table:table-cell>
          <table:table-cell table:formula="of:=[.E37]/[.C37]" office:value-type="float" office:value="0.237113402061856" calcext:value-type="float">
            <text:p>0.237113402061856</text:p>
          </table:table-cell>
          <table:table-cell table:formula="of:=[.F37]/[.C37]" office:value-type="float" office:value="7.3298969072165" calcext:value-type="float">
            <text:p>7.3298969072165</text:p>
          </table:table-cell>
          <table:table-cell table:formula="of:=[.G37]/[.C37]" office:value-type="float" office:value="0.680412371134021" calcext:value-type="float">
            <text:p>0.68041237113402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7" calcext:value-type="float">
            <text:p>0.97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7.11" calcext:value-type="float">
            <text:p>7.11</text:p>
          </table:table-cell>
          <table:table-cell office:value-type="float" office:value="0.66" calcext:value-type="float">
            <text:p>0.6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C38]/[.C38]" office:value-type="float" office:value="1" calcext:value-type="float">
            <text:p>1</text:p>
          </table:table-cell>
          <table:table-cell table:formula="of:=[.D38]/[.C38]" office:value-type="float" office:value="0.22680412371134" calcext:value-type="float">
            <text:p>0.22680412371134</text:p>
          </table:table-cell>
          <table:table-cell table:formula="of:=[.E38]/[.C38]" office:value-type="float" office:value="0.216494845360825" calcext:value-type="float">
            <text:p>0.216494845360825</text:p>
          </table:table-cell>
          <table:table-cell table:formula="of:=[.F38]/[.C38]" office:value-type="float" office:value="7.14432989690722" calcext:value-type="float">
            <text:p>7.14432989690722</text:p>
          </table:table-cell>
          <table:table-cell table:formula="of:=[.G38]/[.C38]" office:value-type="float" office:value="0.639175257731959" calcext:value-type="float">
            <text:p>0.63917525773195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7" calcext:value-type="float">
            <text:p>0.97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6.93" calcext:value-type="float">
            <text:p>6.93</text:p>
          </table:table-cell>
          <table:table-cell office:value-type="float" office:value="0.62" calcext:value-type="float">
            <text:p>0.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C39]/[.C39]" office:value-type="float" office:value="1" calcext:value-type="float">
            <text:p>1</text:p>
          </table:table-cell>
          <table:table-cell table:formula="of:=[.D39]/[.C39]" office:value-type="float" office:value="0.216494845360825" calcext:value-type="float">
            <text:p>0.216494845360825</text:p>
          </table:table-cell>
          <table:table-cell table:formula="of:=[.E39]/[.C39]" office:value-type="float" office:value="0.195876288659794" calcext:value-type="float">
            <text:p>0.195876288659794</text:p>
          </table:table-cell>
          <table:table-cell table:formula="of:=[.F39]/[.C39]" office:value-type="float" office:value="7.52577319587629" calcext:value-type="float">
            <text:p>7.52577319587629</text:p>
          </table:table-cell>
          <table:table-cell table:formula="of:=[.G39]/[.C39]" office:value-type="float" office:value="0.618556701030928" calcext:value-type="float">
            <text:p>0.61855670103092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97" calcext:value-type="float">
            <text:p>0.97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7.3" calcext:value-type="float">
            <text:p>7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C40]/[.C40]" office:value-type="float" office:value="1" calcext:value-type="float">
            <text:p>1</text:p>
          </table:table-cell>
          <table:table-cell table:formula="of:=[.D40]/[.C40]" office:value-type="float" office:value="0.195876288659794" calcext:value-type="float">
            <text:p>0.195876288659794</text:p>
          </table:table-cell>
          <table:table-cell table:formula="of:=[.E40]/[.C40]" office:value-type="float" office:value="0.185567010309278" calcext:value-type="float">
            <text:p>0.185567010309278</text:p>
          </table:table-cell>
          <table:table-cell table:formula="of:=[.F40]/[.C40]" office:value-type="float" office:value="7.25773195876289" calcext:value-type="float">
            <text:p>7.25773195876289</text:p>
          </table:table-cell>
          <table:table-cell table:formula="of:=[.G40]/[.C40]" office:value-type="float" office:value="0.608247422680412" calcext:value-type="float">
            <text:p>0.6082474226804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97" calcext:value-type="float">
            <text:p>0.97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7.04" calcext:value-type="float">
            <text:p>7.04</text:p>
          </table:table-cell>
          <table:table-cell office:value-type="float" office:value="0.59" calcext:value-type="float">
            <text:p>0.5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C41]/[.C41]" office:value-type="float" office:value="1" calcext:value-type="float">
            <text:p>1</text:p>
          </table:table-cell>
          <table:table-cell table:formula="of:=[.D41]/[.C41]" office:value-type="float" office:value="0.195876288659794" calcext:value-type="float">
            <text:p>0.195876288659794</text:p>
          </table:table-cell>
          <table:table-cell table:formula="of:=[.E41]/[.C41]" office:value-type="float" office:value="0.175257731958763" calcext:value-type="float">
            <text:p>0.175257731958763</text:p>
          </table:table-cell>
          <table:table-cell table:formula="of:=[.F41]/[.C41]" office:value-type="float" office:value="7.10309278350515" calcext:value-type="float">
            <text:p>7.10309278350515</text:p>
          </table:table-cell>
          <table:table-cell table:formula="of:=[.G41]/[.C41]" office:value-type="float" office:value="0.587628865979382" calcext:value-type="float">
            <text:p>0.58762886597938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7" calcext:value-type="float">
            <text:p>0.97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6.89" calcext:value-type="float">
            <text:p>6.89</text:p>
          </table:table-cell>
          <table:table-cell office:value-type="float" office:value="0.57" calcext:value-type="float">
            <text:p>0.5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C42]/[.C42]" office:value-type="float" office:value="1" calcext:value-type="float">
            <text:p>1</text:p>
          </table:table-cell>
          <table:table-cell table:formula="of:=[.D42]/[.C42]" office:value-type="float" office:value="0.195876288659794" calcext:value-type="float">
            <text:p>0.195876288659794</text:p>
          </table:table-cell>
          <table:table-cell table:formula="of:=[.E42]/[.C42]" office:value-type="float" office:value="0.175257731958763" calcext:value-type="float">
            <text:p>0.175257731958763</text:p>
          </table:table-cell>
          <table:table-cell table:formula="of:=[.F42]/[.C42]" office:value-type="float" office:value="7.17525773195876" calcext:value-type="float">
            <text:p>7.17525773195876</text:p>
          </table:table-cell>
          <table:table-cell table:formula="of:=[.G42]/[.C42]" office:value-type="float" office:value="0.567010309278351" calcext:value-type="float">
            <text:p>0.56701030927835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97" calcext:value-type="float">
            <text:p>0.97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6.96" calcext:value-type="float">
            <text:p>6.96</text:p>
          </table:table-cell>
          <table:table-cell office:value-type="float" office:value="0.55" calcext:value-type="float">
            <text:p>0.5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C43]/[.C43]" office:value-type="float" office:value="1" calcext:value-type="float">
            <text:p>1</text:p>
          </table:table-cell>
          <table:table-cell table:formula="of:=[.D43]/[.C43]" office:value-type="float" office:value="0.195876288659794" calcext:value-type="float">
            <text:p>0.195876288659794</text:p>
          </table:table-cell>
          <table:table-cell table:formula="of:=[.E43]/[.C43]" office:value-type="float" office:value="0.164948453608247" calcext:value-type="float">
            <text:p>0.164948453608247</text:p>
          </table:table-cell>
          <table:table-cell table:formula="of:=[.F43]/[.C43]" office:value-type="float" office:value="7.1958762886598" calcext:value-type="float">
            <text:p>7.1958762886598</text:p>
          </table:table-cell>
          <table:table-cell table:formula="of:=[.G43]/[.C43]" office:value-type="float" office:value="0.556701030927835" calcext:value-type="float">
            <text:p>0.55670103092783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7" calcext:value-type="float">
            <text:p>0.97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6.98" calcext:value-type="float">
            <text:p>6.98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C44]/[.C44]" office:value-type="float" office:value="1" calcext:value-type="float">
            <text:p>1</text:p>
          </table:table-cell>
          <table:table-cell table:formula="of:=[.D44]/[.C44]" office:value-type="float" office:value="0.195876288659794" calcext:value-type="float">
            <text:p>0.195876288659794</text:p>
          </table:table-cell>
          <table:table-cell table:formula="of:=[.E44]/[.C44]" office:value-type="float" office:value="0.164948453608247" calcext:value-type="float">
            <text:p>0.164948453608247</text:p>
          </table:table-cell>
          <table:table-cell table:formula="of:=[.F44]/[.C44]" office:value-type="float" office:value="7.21649484536083" calcext:value-type="float">
            <text:p>7.21649484536083</text:p>
          </table:table-cell>
          <table:table-cell table:formula="of:=[.G44]/[.C44]" office:value-type="float" office:value="0.556701030927835" calcext:value-type="float">
            <text:p>0.55670103092783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97" calcext:value-type="float">
            <text:p>0.97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7" calcext:value-type="float">
            <text:p>7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C45]/[.C45]" office:value-type="float" office:value="1" calcext:value-type="float">
            <text:p>1</text:p>
          </table:table-cell>
          <table:table-cell table:formula="of:=[.D45]/[.C45]" office:value-type="float" office:value="0.193877551020408" calcext:value-type="float">
            <text:p>0.193877551020408</text:p>
          </table:table-cell>
          <table:table-cell table:formula="of:=[.E45]/[.C45]" office:value-type="float" office:value="0.163265306122449" calcext:value-type="float">
            <text:p>0.163265306122449</text:p>
          </table:table-cell>
          <table:table-cell table:formula="of:=[.F45]/[.C45]" office:value-type="float" office:value="7.62244897959184" calcext:value-type="float">
            <text:p>7.62244897959184</text:p>
          </table:table-cell>
          <table:table-cell table:formula="of:=[.G45]/[.C45]" office:value-type="float" office:value="0.551020408163265" calcext:value-type="float">
            <text:p>0.55102040816326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8" calcext:value-type="float">
            <text:p>0.98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7.47" calcext:value-type="float">
            <text:p>7.47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C46]/[.C46]" office:value-type="float" office:value="1" calcext:value-type="float">
            <text:p>1</text:p>
          </table:table-cell>
          <table:table-cell table:formula="of:=[.D46]/[.C46]" office:value-type="float" office:value="0.195876288659794" calcext:value-type="float">
            <text:p>0.195876288659794</text:p>
          </table:table-cell>
          <table:table-cell table:formula="of:=[.E46]/[.C46]" office:value-type="float" office:value="0.164948453608247" calcext:value-type="float">
            <text:p>0.164948453608247</text:p>
          </table:table-cell>
          <table:table-cell table:formula="of:=[.F46]/[.C46]" office:value-type="float" office:value="7.11340206185567" calcext:value-type="float">
            <text:p>7.11340206185567</text:p>
          </table:table-cell>
          <table:table-cell table:formula="of:=[.G46]/[.C46]" office:value-type="float" office:value="0.54639175257732" calcext:value-type="float">
            <text:p>0.5463917525773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7" calcext:value-type="float">
            <text:p>0.97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6.9" calcext:value-type="float">
            <text:p>6.9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C47]/[.C47]" office:value-type="float" office:value="1" calcext:value-type="float">
            <text:p>1</text:p>
          </table:table-cell>
          <table:table-cell table:formula="of:=[.D47]/[.C47]" office:value-type="float" office:value="0.204081632653061" calcext:value-type="float">
            <text:p>0.204081632653061</text:p>
          </table:table-cell>
          <table:table-cell table:formula="of:=[.E47]/[.C47]" office:value-type="float" office:value="0.163265306122449" calcext:value-type="float">
            <text:p>0.163265306122449</text:p>
          </table:table-cell>
          <table:table-cell table:formula="of:=[.F47]/[.C47]" office:value-type="float" office:value="7.05102040816327" calcext:value-type="float">
            <text:p>7.05102040816327</text:p>
          </table:table-cell>
          <table:table-cell table:formula="of:=[.G47]/[.C47]" office:value-type="float" office:value="0.540816326530612" calcext:value-type="float">
            <text:p>0.54081632653061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8" calcext:value-type="float">
            <text:p>0.98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6.91" calcext:value-type="float">
            <text:p>6.91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C48]/[.C48]" office:value-type="float" office:value="1" calcext:value-type="float">
            <text:p>1</text:p>
          </table:table-cell>
          <table:table-cell table:formula="of:=[.D48]/[.C48]" office:value-type="float" office:value="0.206185567010309" calcext:value-type="float">
            <text:p>0.206185567010309</text:p>
          </table:table-cell>
          <table:table-cell table:formula="of:=[.E48]/[.C48]" office:value-type="float" office:value="0.175257731958763" calcext:value-type="float">
            <text:p>0.175257731958763</text:p>
          </table:table-cell>
          <table:table-cell table:formula="of:=[.F48]/[.C48]" office:value-type="float" office:value="7.21649484536083" calcext:value-type="float">
            <text:p>7.21649484536083</text:p>
          </table:table-cell>
          <table:table-cell table:formula="of:=[.G48]/[.C48]" office:value-type="float" office:value="0.525773195876289" calcext:value-type="float">
            <text:p>0.52577319587628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97" calcext:value-type="float">
            <text:p>0.97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7" calcext:value-type="float">
            <text:p>7</text:p>
          </table:table-cell>
          <table:table-cell office:value-type="float" office:value="0.51" calcext:value-type="float">
            <text:p>0.5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C49]/[.C49]" office:value-type="float" office:value="1" calcext:value-type="float">
            <text:p>1</text:p>
          </table:table-cell>
          <table:table-cell table:formula="of:=[.D49]/[.C49]" office:value-type="float" office:value="0.237113402061856" calcext:value-type="float">
            <text:p>0.237113402061856</text:p>
          </table:table-cell>
          <table:table-cell table:formula="of:=[.E49]/[.C49]" office:value-type="float" office:value="0.185567010309278" calcext:value-type="float">
            <text:p>0.185567010309278</text:p>
          </table:table-cell>
          <table:table-cell table:formula="of:=[.F49]/[.C49]" office:value-type="float" office:value="7.18556701030928" calcext:value-type="float">
            <text:p>7.18556701030928</text:p>
          </table:table-cell>
          <table:table-cell table:formula="of:=[.G49]/[.C49]" office:value-type="float" office:value="0.525773195876289" calcext:value-type="float">
            <text:p>0.52577319587628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97" calcext:value-type="float">
            <text:p>0.97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6.97" calcext:value-type="float">
            <text:p>6.97</text:p>
          </table:table-cell>
          <table:table-cell office:value-type="float" office:value="0.51" calcext:value-type="float">
            <text:p>0.5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C50]/[.C50]" office:value-type="float" office:value="1" calcext:value-type="float">
            <text:p>1</text:p>
          </table:table-cell>
          <table:table-cell table:formula="of:=[.D50]/[.C50]" office:value-type="float" office:value="0.237113402061856" calcext:value-type="float">
            <text:p>0.237113402061856</text:p>
          </table:table-cell>
          <table:table-cell table:formula="of:=[.E50]/[.C50]" office:value-type="float" office:value="0.195876288659794" calcext:value-type="float">
            <text:p>0.195876288659794</text:p>
          </table:table-cell>
          <table:table-cell table:formula="of:=[.F50]/[.C50]" office:value-type="float" office:value="7.22680412371134" calcext:value-type="float">
            <text:p>7.22680412371134</text:p>
          </table:table-cell>
          <table:table-cell table:formula="of:=[.G50]/[.C50]" office:value-type="float" office:value="0.536082474226804" calcext:value-type="float">
            <text:p>0.53608247422680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97" calcext:value-type="float">
            <text:p>0.97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7.01" calcext:value-type="float">
            <text:p>7.01</text:p>
          </table:table-cell>
          <table:table-cell office:value-type="float" office:value="0.52" calcext:value-type="float">
            <text:p>0.5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C51]/[.C51]" office:value-type="float" office:value="1" calcext:value-type="float">
            <text:p>1</text:p>
          </table:table-cell>
          <table:table-cell table:formula="of:=[.D51]/[.C51]" office:value-type="float" office:value="0.275510204081633" calcext:value-type="float">
            <text:p>0.275510204081633</text:p>
          </table:table-cell>
          <table:table-cell table:formula="of:=[.E51]/[.C51]" office:value-type="float" office:value="0.214285714285714" calcext:value-type="float">
            <text:p>0.214285714285714</text:p>
          </table:table-cell>
          <table:table-cell table:formula="of:=[.F51]/[.C51]" office:value-type="float" office:value="7.16326530612245" calcext:value-type="float">
            <text:p>7.16326530612245</text:p>
          </table:table-cell>
          <table:table-cell table:formula="of:=[.G51]/[.C51]" office:value-type="float" office:value="0.551020408163265" calcext:value-type="float">
            <text:p>0.55102040816326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98" calcext:value-type="float">
            <text:p>0.98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office:value-type="float" office:value="7.02" calcext:value-type="float">
            <text:p>7.02</text:p>
          </table:table-cell>
          <table:table-cell office:value-type="float" office:value="0.54" calcext:value-type="float">
            <text:p>0.5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1:11:21.667594285</meta:creation-date>
    <dc:date>2018-06-29T11:30:42.616416815</dc:date>
    <meta:editing-duration>PT7M47S</meta:editing-duration>
    <meta:editing-cycles>2</meta:editing-cycles>
    <meta:generator>LibreOffice/6.0.3.2$Linux_X86_64 LibreOffice_project/00m0$Build-2</meta:generator>
    <meta:document-statistic meta:table-count="1" meta:cell-count="5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614cm" svg:height="9.908cm" xlink:href=".." xlink:type="simple" chart:class="chart:bar" chart:style-name="ch1">
        <chart:title svg:x="4.302cm" svg:y="0.333cm" chart:style-name="ch2">
          <text:p>Benchmarks in Julia mit verschiedenen Verfahren</text:p>
        </chart:title>
        <chart:subtitle svg:x="7.398cm" svg:y="1.232cm" chart:style-name="ch3">
          <text:p>berechnet auf Taurus</text:p>
        </chart:subtitle>
        <chart:legend chart:legend-position="end" svg:x="14.261cm" svg:y="4.066cm" style:legend-expansion="high" chart:style-name="ch4"/>
        <chart:plot-area chart:style-name="ch5" table:cell-range-address="Sheet1.J3:Sheet1.J23 Sheet1.L3:Sheet1.O23" chart:data-source-has-labels="both" svg:x="1.331cm" svg:y="2.033cm" svg:width="12.558cm" svg:height="6.748cm">
          <chartooo:coordinate-region svg:x="2.058cm" svg:y="2.194cm" svg:width="11.831cm" svg:height="6.019cm"/>
          <chart:axis chart:dimension="x" chart:name="primary-x" chart:style-name="ch6" chartooo:axis-type="auto">
            <chartooo:date-scale/>
            <chart:title svg:x="6.098cm" svg:y="8.979cm" chart:style-name="ch7">
              <text:p>Anzahl Prozessoren</text:p>
            </chart:title>
            <chart:categories table:cell-range-address="Sheet1.J4:Sheet1.J23"/>
          </chart:axis>
          <chart:axis chart:dimension="y" chart:name="primary-y" chart:style-name="ch8">
            <chart:title svg:x="0.451cm" svg:y="9.407cm" chart:style-name="ch9">
              <text:p>Zeit in Abhängigkeit von der sequenziellen Performanz</text:p>
            </chart:title>
            <chart:grid chart:style-name="ch10" chart:class="major"/>
          </chart:axis>
          <chart:series chart:style-name="ch11" chart:values-cell-range-address="Sheet1.L4:Sheet1.L23" chart:label-cell-address="Sheet1.L3:Sheet1.L3" chart:class="chart:bar">
            <chart:data-point chart:repeated="20"/>
          </chart:series>
          <chart:series chart:style-name="ch12" chart:values-cell-range-address="Sheet1.M4:Sheet1.M23" chart:label-cell-address="Sheet1.M3:Sheet1.M3" chart:class="chart:bar">
            <chart:data-point chart:repeated="20"/>
          </chart:series>
          <chart:series chart:style-name="ch13" chart:values-cell-range-address="Sheet1.N4:Sheet1.N23" chart:label-cell-address="Sheet1.N3:Sheet1.N3" chart:class="chart:bar">
            <chart:data-point chart:repeated="20"/>
          </chart:series>
          <chart:series chart:style-name="ch14" chart:values-cell-range-address="Sheet1.O4:Sheet1.O23" chart:label-cell-address="Sheet1.O3:Sheet1.O3" chart:class="chart:ba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@parallel</text:p>
                <draw:g>
                  <svg:desc>Sheet1.L3:Sheet1.L3</svg:desc>
                </draw:g>
              </table:table-cell>
              <table:table-cell office:value-type="string">
                <text:p>@parallel (+)</text:p>
                <draw:g>
                  <svg:desc>Sheet1.M3:Sheet1.M3</svg:desc>
                </draw:g>
              </table:table-cell>
              <table:table-cell office:value-type="string">
                <text:p>Pmap() ohne Batchsize</text:p>
                <draw:g>
                  <svg:desc>Sheet1.N3:Sheet1.N3</svg:desc>
                </draw:g>
              </table:table-cell>
              <table:table-cell office:value-type="string">
                <text:p>Pmap() mit Batchsize</text:p>
                <draw:g>
                  <svg:desc>Sheet1.O3:Sheet1.O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4:Sheet1.J23</svg:desc>
                </draw:g>
              </table:table-cell>
              <table:table-cell office:value-type="float" office:value="1.01010101010101">
                <text:p>1.01010101010101</text:p>
                <draw:g>
                  <svg:desc>Sheet1.L4:Sheet1.L23</svg:desc>
                </draw:g>
              </table:table-cell>
              <table:table-cell office:value-type="float" office:value="1.01010101010101">
                <text:p>1.01010101010101</text:p>
                <draw:g>
                  <svg:desc>Sheet1.M4:Sheet1.M23</svg:desc>
                </draw:g>
              </table:table-cell>
              <table:table-cell office:value-type="float" office:value="1.01010101010101">
                <text:p>1.01010101010101</text:p>
                <draw:g>
                  <svg:desc>Sheet1.N4:Sheet1.N23</svg:desc>
                </draw:g>
              </table:table-cell>
              <table:table-cell office:value-type="float" office:value="1.01010101010101">
                <text:p>1.01010101010101</text:p>
                <draw:g>
                  <svg:desc>Sheet1.O4:Sheet1.O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1.17171717171717">
                <text:p>1.17171717171717</text:p>
              </table:table-cell>
              <table:table-cell office:value-type="float" office:value="1.03030303030303">
                <text:p>1.030303030303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25252525252525">
                <text:p>0.525252525252525</text:p>
              </table:table-cell>
              <table:table-cell office:value-type="float" office:value="0.525252525252525">
                <text:p>0.525252525252525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525252525252525">
                <text:p>0.5252525252525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14141414141414">
                <text:p>0.414141414141414</text:p>
              </table:table-cell>
              <table:table-cell office:value-type="float" office:value="0.404040404040404">
                <text:p>0.404040404040404</text:p>
              </table:table-cell>
              <table:table-cell office:value-type="float" office:value="0.424242424242424">
                <text:p>0.424242424242424</text:p>
              </table:table-cell>
              <table:table-cell office:value-type="float" office:value="0.393939393939394">
                <text:p>0.3939393939393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92929292929293">
                <text:p>0.292929292929293</text:p>
              </table:table-cell>
              <table:table-cell office:value-type="float" office:value="0.282828282828283">
                <text:p>0.282828282828283</text:p>
              </table:table-cell>
              <table:table-cell office:value-type="float" office:value="0.282828282828283">
                <text:p>0.282828282828283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0.282828282828283">
                <text:p>0.282828282828283</text:p>
              </table:table-cell>
              <table:table-cell office:value-type="float" office:value="0.282828282828283">
                <text:p>0.282828282828283</text:p>
              </table:table-cell>
              <table:table-cell office:value-type="float" office:value="0.262626262626263">
                <text:p>0.2626262626262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52525252525252">
                <text:p>0.252525252525252</text:p>
              </table:table-cell>
              <table:table-cell office:value-type="float" office:value="0.232323232323232">
                <text:p>0.232323232323232</text:p>
              </table:table-cell>
              <table:table-cell office:value-type="float" office:value="0.212121212121212">
                <text:p>0.212121212121212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2626262626263">
                <text:p>0.262626262626263</text:p>
              </table:table-cell>
              <table:table-cell office:value-type="float" office:value="0.232323232323232">
                <text:p>0.232323232323232</text:p>
              </table:table-cell>
              <table:table-cell office:value-type="float" office:value="0.212121212121212">
                <text:p>0.212121212121212</text:p>
              </table:table-cell>
              <table:table-cell office:value-type="float" office:value="0.202020202020202">
                <text:p>0.2020202020202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12121212121212">
                <text:p>0.212121212121212</text:p>
              </table:table-cell>
              <table:table-cell office:value-type="float" office:value="0.191919191919192">
                <text:p>0.191919191919192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91919191919192">
                <text:p>0.191919191919192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32323232323232">
                <text:p>0.232323232323232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141414141414141">
                <text:p>0.1414141414141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52525252525252">
                <text:p>0.252525252525252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141414141414141">
                <text:p>0.1414141414141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12121212121212">
                <text:p>0.212121212121212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141414141414141">
                <text:p>0.141414141414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7">
                <text:p>0.27</text:p>
              </table:table-cell>
              <table:table-cell office:value-type="float" office:value="0.21">
                <text:p>0.21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92929292929293">
                <text:p>0.292929292929293</text:p>
              </table:table-cell>
              <table:table-cell office:value-type="float" office:value="0.212121212121212">
                <text:p>0.212121212121212</text:p>
              </table:table-cell>
              <table:table-cell office:value-type="float" office:value="0.141414141414141">
                <text:p>0.141414141414141</text:p>
              </table:table-cell>
              <table:table-cell office:value-type="float" office:value="0.141414141414141">
                <text:p>0.1414141414141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0.17">
                <text:p>0.17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191919191919192">
                <text:p>0.19191919191919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6">
                <text:p>0.26</text:p>
              </table:table-cell>
              <table:table-cell office:value-type="float" office:value="0.22">
                <text:p>0.22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88cm" svg:height="10.334cm" xlink:href=".." xlink:type="simple" chart:class="chart:bar" chart:style-name="ch1">
        <chart:title svg:x="4.935cm" svg:y="0.341cm" chart:style-name="ch2">
          <text:p>Benchmarks in Julia mit verschiedenen Verfahren</text:p>
        </chart:title>
        <chart:subtitle svg:x="8.031cm" svg:y="1.248cm" chart:style-name="ch3">
          <text:p>berechnet auf Taurus</text:p>
        </chart:subtitle>
        <chart:legend chart:legend-position="end" svg:x="15.527cm" svg:y="4.279cm" style:legend-expansion="high" chart:style-name="ch4"/>
        <chart:plot-area chart:style-name="ch5" table:cell-range-address="Sheet1.J30:Sheet1.J50 Sheet1.L30:Sheet1.O50" chart:data-source-has-labels="both" svg:x="1.356cm" svg:y="2.057cm" svg:width="13.774cm" svg:height="7.142cm">
          <chartooo:coordinate-region svg:x="2.083cm" svg:y="2.217cm" svg:width="13.047cm" svg:height="6.414cm"/>
          <chart:axis chart:dimension="x" chart:name="primary-x" chart:style-name="ch6" chartooo:axis-type="auto">
            <chartooo:date-scale/>
            <chart:title svg:x="6.731cm" svg:y="9.405cm" chart:style-name="ch7">
              <text:p>Anzahl Prozessoren</text:p>
            </chart:title>
            <chart:categories table:cell-range-address="Sheet1.J31:Sheet1.J50"/>
          </chart:axis>
          <chart:axis chart:dimension="y" chart:name="primary-y" chart:style-name="ch8">
            <chart:title svg:x="0.451cm" svg:y="9.628cm" chart:style-name="ch9">
              <text:p>Zeit in Abhängigkeit von der sequenziellen Performanz</text:p>
            </chart:title>
            <chart:grid chart:style-name="ch10" chart:class="major"/>
          </chart:axis>
          <chart:series chart:style-name="ch11" chart:values-cell-range-address="Sheet1.L31:Sheet1.L50" chart:label-cell-address="Sheet1.L30:Sheet1.L30" chart:class="chart:bar">
            <chart:data-point chart:repeated="20"/>
          </chart:series>
          <chart:series chart:style-name="ch12" chart:values-cell-range-address="Sheet1.M31:Sheet1.M50" chart:label-cell-address="Sheet1.M30:Sheet1.M30" chart:class="chart:bar">
            <chart:data-point chart:repeated="20"/>
          </chart:series>
          <chart:series chart:style-name="ch13" chart:values-cell-range-address="Sheet1.N31:Sheet1.N50" chart:label-cell-address="Sheet1.N30:Sheet1.N30" chart:class="chart:bar">
            <chart:data-point chart:repeated="20"/>
          </chart:series>
          <chart:series chart:style-name="ch14" chart:values-cell-range-address="Sheet1.O31:Sheet1.O50" chart:label-cell-address="Sheet1.O30:Sheet1.O30" chart:class="chart:ba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@parallel</text:p>
                <draw:g>
                  <svg:desc>Sheet1.L30:Sheet1.L30</svg:desc>
                </draw:g>
              </table:table-cell>
              <table:table-cell office:value-type="string">
                <text:p>@parallel (+)</text:p>
                <draw:g>
                  <svg:desc>Sheet1.M30:Sheet1.M30</svg:desc>
                </draw:g>
              </table:table-cell>
              <table:table-cell office:value-type="string">
                <text:p>Pmap() ohne Batchsize</text:p>
                <draw:g>
                  <svg:desc>Sheet1.N30:Sheet1.N30</svg:desc>
                </draw:g>
              </table:table-cell>
              <table:table-cell office:value-type="string">
                <text:p>Pmap() mit Batchsize</text:p>
                <draw:g>
                  <svg:desc>Sheet1.O30:Sheet1.O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31:Sheet1.J50</svg:desc>
                </draw:g>
              </table:table-cell>
              <table:table-cell office:value-type="float" office:value="1">
                <text:p>1</text:p>
                <draw:g>
                  <svg:desc>Sheet1.L31:Sheet1.L50</svg:desc>
                </draw:g>
              </table:table-cell>
              <table:table-cell office:value-type="float" office:value="1">
                <text:p>1</text:p>
                <draw:g>
                  <svg:desc>Sheet1.M31:Sheet1.M50</svg:desc>
                </draw:g>
              </table:table-cell>
              <table:table-cell office:value-type="float" office:value="1.36734693877551">
                <text:p>1.36734693877551</text:p>
                <draw:g>
                  <svg:desc>Sheet1.N31:Sheet1.N50</svg:desc>
                </draw:g>
              </table:table-cell>
              <table:table-cell office:value-type="float" office:value="1.38775510204082">
                <text:p>1.38775510204082</text:p>
                <draw:g>
                  <svg:desc>Sheet1.O31:Sheet1.O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1020408163265">
                <text:p>1.01020408163265</text:p>
              </table:table-cell>
              <table:table-cell office:value-type="float" office:value="1.01020408163265">
                <text:p>1.01020408163265</text:p>
              </table:table-cell>
              <table:table-cell office:value-type="float" office:value="23.7959183673469">
                <text:p>23.7959183673469</text:p>
              </table:table-cell>
              <table:table-cell office:value-type="float" office:value="1.59183673469388">
                <text:p>1.591836734693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36082474226804">
                <text:p>0.536082474226804</text:p>
              </table:table-cell>
              <table:table-cell office:value-type="float" office:value="0.525773195876289">
                <text:p>0.525773195876289</text:p>
              </table:table-cell>
              <table:table-cell office:value-type="float" office:value="12.2474226804124">
                <text:p>12.2474226804124</text:p>
              </table:table-cell>
              <table:table-cell office:value-type="float" office:value="1.02061855670103">
                <text:p>1.020618556701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71134020618557">
                <text:p>0.371134020618557</text:p>
              </table:table-cell>
              <table:table-cell office:value-type="float" office:value="0.371134020618557">
                <text:p>0.371134020618557</text:p>
              </table:table-cell>
              <table:table-cell office:value-type="float" office:value="8.18556701030928">
                <text:p>8.18556701030928</text:p>
              </table:table-cell>
              <table:table-cell office:value-type="float" office:value="0.835051546391753">
                <text:p>0.8350515463917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7.53061224489796">
                <text:p>7.53061224489796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47422680412371">
                <text:p>0.247422680412371</text:p>
              </table:table-cell>
              <table:table-cell office:value-type="float" office:value="0.237113402061856">
                <text:p>0.237113402061856</text:p>
              </table:table-cell>
              <table:table-cell office:value-type="float" office:value="7.3298969072165">
                <text:p>7.3298969072165</text:p>
              </table:table-cell>
              <table:table-cell office:value-type="float" office:value="0.680412371134021">
                <text:p>0.68041237113402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2680412371134">
                <text:p>0.22680412371134</text:p>
              </table:table-cell>
              <table:table-cell office:value-type="float" office:value="0.216494845360825">
                <text:p>0.216494845360825</text:p>
              </table:table-cell>
              <table:table-cell office:value-type="float" office:value="7.14432989690722">
                <text:p>7.14432989690722</text:p>
              </table:table-cell>
              <table:table-cell office:value-type="float" office:value="0.639175257731959">
                <text:p>0.6391752577319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6494845360825">
                <text:p>0.216494845360825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7.52577319587629">
                <text:p>7.52577319587629</text:p>
              </table:table-cell>
              <table:table-cell office:value-type="float" office:value="0.618556701030928">
                <text:p>0.6185567010309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185567010309278">
                <text:p>0.185567010309278</text:p>
              </table:table-cell>
              <table:table-cell office:value-type="float" office:value="7.25773195876289">
                <text:p>7.25773195876289</text:p>
              </table:table-cell>
              <table:table-cell office:value-type="float" office:value="0.608247422680412">
                <text:p>0.6082474226804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175257731958763">
                <text:p>0.175257731958763</text:p>
              </table:table-cell>
              <table:table-cell office:value-type="float" office:value="7.10309278350515">
                <text:p>7.10309278350515</text:p>
              </table:table-cell>
              <table:table-cell office:value-type="float" office:value="0.587628865979382">
                <text:p>0.58762886597938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175257731958763">
                <text:p>0.175257731958763</text:p>
              </table:table-cell>
              <table:table-cell office:value-type="float" office:value="7.17525773195876">
                <text:p>7.17525773195876</text:p>
              </table:table-cell>
              <table:table-cell office:value-type="float" office:value="0.567010309278351">
                <text:p>0.5670103092783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164948453608247">
                <text:p>0.164948453608247</text:p>
              </table:table-cell>
              <table:table-cell office:value-type="float" office:value="7.1958762886598">
                <text:p>7.1958762886598</text:p>
              </table:table-cell>
              <table:table-cell office:value-type="float" office:value="0.556701030927835">
                <text:p>0.5567010309278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164948453608247">
                <text:p>0.164948453608247</text:p>
              </table:table-cell>
              <table:table-cell office:value-type="float" office:value="7.21649484536083">
                <text:p>7.21649484536083</text:p>
              </table:table-cell>
              <table:table-cell office:value-type="float" office:value="0.556701030927835">
                <text:p>0.55670103092783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3877551020408">
                <text:p>0.193877551020408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7.62244897959184">
                <text:p>7.62244897959184</text:p>
              </table:table-cell>
              <table:table-cell office:value-type="float" office:value="0.551020408163265">
                <text:p>0.55102040816326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164948453608247">
                <text:p>0.164948453608247</text:p>
              </table:table-cell>
              <table:table-cell office:value-type="float" office:value="7.11340206185567">
                <text:p>7.11340206185567</text:p>
              </table:table-cell>
              <table:table-cell office:value-type="float" office:value="0.54639175257732">
                <text:p>0.546391752577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7.05102040816327">
                <text:p>7.05102040816327</text:p>
              </table:table-cell>
              <table:table-cell office:value-type="float" office:value="0.540816326530612">
                <text:p>0.5408163265306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06185567010309">
                <text:p>0.206185567010309</text:p>
              </table:table-cell>
              <table:table-cell office:value-type="float" office:value="0.175257731958763">
                <text:p>0.175257731958763</text:p>
              </table:table-cell>
              <table:table-cell office:value-type="float" office:value="7.21649484536083">
                <text:p>7.21649484536083</text:p>
              </table:table-cell>
              <table:table-cell office:value-type="float" office:value="0.525773195876289">
                <text:p>0.5257731958762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37113402061856">
                <text:p>0.237113402061856</text:p>
              </table:table-cell>
              <table:table-cell office:value-type="float" office:value="0.185567010309278">
                <text:p>0.185567010309278</text:p>
              </table:table-cell>
              <table:table-cell office:value-type="float" office:value="7.18556701030928">
                <text:p>7.18556701030928</text:p>
              </table:table-cell>
              <table:table-cell office:value-type="float" office:value="0.525773195876289">
                <text:p>0.52577319587628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37113402061856">
                <text:p>0.237113402061856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7.22680412371134">
                <text:p>7.22680412371134</text:p>
              </table:table-cell>
              <table:table-cell office:value-type="float" office:value="0.536082474226804">
                <text:p>0.53608247422680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75510204081633">
                <text:p>0.275510204081633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7.16326530612245">
                <text:p>7.16326530612245</text:p>
              </table:table-cell>
              <table:table-cell office:value-type="float" office:value="0.551020408163265">
                <text:p>0.5510204081632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88cm" svg:height="10.334cm" xlink:href=".." xlink:type="simple" chart:class="chart:bar" chart:style-name="ch1">
        <chart:title svg:x="4.935cm" svg:y="0.341cm" chart:style-name="ch2">
          <text:p>Benchmarks in Julia mit verschiedenen Verfahren</text:p>
        </chart:title>
        <chart:subtitle svg:x="8.031cm" svg:y="1.248cm" chart:style-name="ch3">
          <text:p>berechnet auf Taurus</text:p>
        </chart:subtitle>
        <chart:legend chart:legend-position="end" svg:x="15.527cm" svg:y="4.279cm" style:legend-expansion="high" chart:style-name="ch4"/>
        <chart:plot-area chart:style-name="ch5" table:cell-range-address="Sheet1.J31:Sheet1.J50 Sheet1.L30:Sheet1.O50" chart:data-source-has-labels="both" svg:x="1.356cm" svg:y="2.057cm" svg:width="13.774cm" svg:height="7.142cm">
          <chartooo:coordinate-region svg:x="2.083cm" svg:y="2.217cm" svg:width="13.047cm" svg:height="6.414cm"/>
          <chart:axis chart:dimension="x" chart:name="primary-x" chart:style-name="ch6" chartooo:axis-type="auto">
            <chartooo:date-scale/>
            <chart:title svg:x="6.731cm" svg:y="9.405cm" chart:style-name="ch7">
              <text:p>Anzahl Prozessoren</text:p>
            </chart:title>
            <chart:categories table:cell-range-address="Sheet1.J31:Sheet1.J50"/>
          </chart:axis>
          <chart:axis chart:dimension="y" chart:name="primary-y" chart:style-name="ch8">
            <chart:title svg:x="0.451cm" svg:y="9.628cm" chart:style-name="ch9">
              <text:p>Zeit in Abhängigkeit von der sequenziellen Performanz</text:p>
            </chart:title>
            <chart:grid chart:style-name="ch10" chart:class="major"/>
          </chart:axis>
          <chart:series chart:style-name="ch11" chart:values-cell-range-address="Sheet1.L31:Sheet1.L50" chart:label-cell-address="Sheet1.L30:Sheet1.L30" chart:class="chart:bar">
            <chart:data-point chart:repeated="20"/>
          </chart:series>
          <chart:series chart:style-name="ch12" chart:values-cell-range-address="Sheet1.M31:Sheet1.M50" chart:label-cell-address="Sheet1.M30:Sheet1.M30" chart:class="chart:bar">
            <chart:data-point chart:repeated="20"/>
          </chart:series>
          <chart:series chart:style-name="ch13" chart:values-cell-range-address="Sheet1.N31:Sheet1.N50" chart:label-cell-address="Sheet1.N30:Sheet1.N30" chart:class="chart:bar">
            <chart:data-point chart:repeated="20"/>
          </chart:series>
          <chart:series chart:style-name="ch14" chart:values-cell-range-address="Sheet1.O31:Sheet1.O50" chart:label-cell-address="Sheet1.O30:Sheet1.O30" chart:class="chart:ba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@parallel</text:p>
                <draw:g>
                  <svg:desc>Sheet1.L30:Sheet1.L30</svg:desc>
                </draw:g>
              </table:table-cell>
              <table:table-cell office:value-type="string">
                <text:p>@parallel (+)</text:p>
                <draw:g>
                  <svg:desc>Sheet1.M30:Sheet1.M30</svg:desc>
                </draw:g>
              </table:table-cell>
              <table:table-cell office:value-type="string">
                <text:p>Pmap() ohne Batchsize</text:p>
                <draw:g>
                  <svg:desc>Sheet1.N30:Sheet1.N30</svg:desc>
                </draw:g>
              </table:table-cell>
              <table:table-cell office:value-type="string">
                <text:p>Pmap() mit Batchsize</text:p>
                <draw:g>
                  <svg:desc>Sheet1.O30:Sheet1.O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31:Sheet1.J50</svg:desc>
                </draw:g>
              </table:table-cell>
              <table:table-cell office:value-type="float" office:value="1">
                <text:p>1</text:p>
                <draw:g>
                  <svg:desc>Sheet1.L31:Sheet1.L50</svg:desc>
                </draw:g>
              </table:table-cell>
              <table:table-cell office:value-type="float" office:value="1">
                <text:p>1</text:p>
                <draw:g>
                  <svg:desc>Sheet1.M31:Sheet1.M50</svg:desc>
                </draw:g>
              </table:table-cell>
              <table:table-cell office:value-type="float" office:value="1.36734693877551">
                <text:p>1.36734693877551</text:p>
                <draw:g>
                  <svg:desc>Sheet1.N31:Sheet1.N50</svg:desc>
                </draw:g>
              </table:table-cell>
              <table:table-cell office:value-type="float" office:value="1.38775510204082">
                <text:p>1.38775510204082</text:p>
                <draw:g>
                  <svg:desc>Sheet1.O31:Sheet1.O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1020408163265">
                <text:p>1.01020408163265</text:p>
              </table:table-cell>
              <table:table-cell office:value-type="float" office:value="1.01020408163265">
                <text:p>1.01020408163265</text:p>
              </table:table-cell>
              <table:table-cell office:value-type="float" office:value="23.7959183673469">
                <text:p>23.7959183673469</text:p>
              </table:table-cell>
              <table:table-cell office:value-type="float" office:value="1.59183673469388">
                <text:p>1.591836734693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36082474226804">
                <text:p>0.536082474226804</text:p>
              </table:table-cell>
              <table:table-cell office:value-type="float" office:value="0.525773195876289">
                <text:p>0.525773195876289</text:p>
              </table:table-cell>
              <table:table-cell office:value-type="float" office:value="12.2474226804124">
                <text:p>12.2474226804124</text:p>
              </table:table-cell>
              <table:table-cell office:value-type="float" office:value="1.02061855670103">
                <text:p>1.020618556701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71134020618557">
                <text:p>0.371134020618557</text:p>
              </table:table-cell>
              <table:table-cell office:value-type="float" office:value="0.371134020618557">
                <text:p>0.371134020618557</text:p>
              </table:table-cell>
              <table:table-cell office:value-type="float" office:value="8.18556701030928">
                <text:p>8.18556701030928</text:p>
              </table:table-cell>
              <table:table-cell office:value-type="float" office:value="0.835051546391753">
                <text:p>0.8350515463917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7.53061224489796">
                <text:p>7.53061224489796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47422680412371">
                <text:p>0.247422680412371</text:p>
              </table:table-cell>
              <table:table-cell office:value-type="float" office:value="0.237113402061856">
                <text:p>0.237113402061856</text:p>
              </table:table-cell>
              <table:table-cell office:value-type="float" office:value="7.3298969072165">
                <text:p>7.3298969072165</text:p>
              </table:table-cell>
              <table:table-cell office:value-type="float" office:value="0.680412371134021">
                <text:p>0.68041237113402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2680412371134">
                <text:p>0.22680412371134</text:p>
              </table:table-cell>
              <table:table-cell office:value-type="float" office:value="0.216494845360825">
                <text:p>0.216494845360825</text:p>
              </table:table-cell>
              <table:table-cell office:value-type="float" office:value="7.14432989690722">
                <text:p>7.14432989690722</text:p>
              </table:table-cell>
              <table:table-cell office:value-type="float" office:value="0.639175257731959">
                <text:p>0.6391752577319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6494845360825">
                <text:p>0.216494845360825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7.52577319587629">
                <text:p>7.52577319587629</text:p>
              </table:table-cell>
              <table:table-cell office:value-type="float" office:value="0.618556701030928">
                <text:p>0.6185567010309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185567010309278">
                <text:p>0.185567010309278</text:p>
              </table:table-cell>
              <table:table-cell office:value-type="float" office:value="7.25773195876289">
                <text:p>7.25773195876289</text:p>
              </table:table-cell>
              <table:table-cell office:value-type="float" office:value="0.608247422680412">
                <text:p>0.6082474226804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175257731958763">
                <text:p>0.175257731958763</text:p>
              </table:table-cell>
              <table:table-cell office:value-type="float" office:value="7.10309278350515">
                <text:p>7.10309278350515</text:p>
              </table:table-cell>
              <table:table-cell office:value-type="float" office:value="0.587628865979382">
                <text:p>0.58762886597938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175257731958763">
                <text:p>0.175257731958763</text:p>
              </table:table-cell>
              <table:table-cell office:value-type="float" office:value="7.17525773195876">
                <text:p>7.17525773195876</text:p>
              </table:table-cell>
              <table:table-cell office:value-type="float" office:value="0.567010309278351">
                <text:p>0.5670103092783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164948453608247">
                <text:p>0.164948453608247</text:p>
              </table:table-cell>
              <table:table-cell office:value-type="float" office:value="7.1958762886598">
                <text:p>7.1958762886598</text:p>
              </table:table-cell>
              <table:table-cell office:value-type="float" office:value="0.556701030927835">
                <text:p>0.5567010309278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164948453608247">
                <text:p>0.164948453608247</text:p>
              </table:table-cell>
              <table:table-cell office:value-type="float" office:value="7.21649484536083">
                <text:p>7.21649484536083</text:p>
              </table:table-cell>
              <table:table-cell office:value-type="float" office:value="0.556701030927835">
                <text:p>0.55670103092783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3877551020408">
                <text:p>0.193877551020408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7.62244897959184">
                <text:p>7.62244897959184</text:p>
              </table:table-cell>
              <table:table-cell office:value-type="float" office:value="0.551020408163265">
                <text:p>0.55102040816326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164948453608247">
                <text:p>0.164948453608247</text:p>
              </table:table-cell>
              <table:table-cell office:value-type="float" office:value="7.11340206185567">
                <text:p>7.11340206185567</text:p>
              </table:table-cell>
              <table:table-cell office:value-type="float" office:value="0.54639175257732">
                <text:p>0.546391752577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7.05102040816327">
                <text:p>7.05102040816327</text:p>
              </table:table-cell>
              <table:table-cell office:value-type="float" office:value="0.540816326530612">
                <text:p>0.5408163265306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06185567010309">
                <text:p>0.206185567010309</text:p>
              </table:table-cell>
              <table:table-cell office:value-type="float" office:value="0.175257731958763">
                <text:p>0.175257731958763</text:p>
              </table:table-cell>
              <table:table-cell office:value-type="float" office:value="7.21649484536083">
                <text:p>7.21649484536083</text:p>
              </table:table-cell>
              <table:table-cell office:value-type="float" office:value="0.525773195876289">
                <text:p>0.5257731958762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37113402061856">
                <text:p>0.237113402061856</text:p>
              </table:table-cell>
              <table:table-cell office:value-type="float" office:value="0.185567010309278">
                <text:p>0.185567010309278</text:p>
              </table:table-cell>
              <table:table-cell office:value-type="float" office:value="7.18556701030928">
                <text:p>7.18556701030928</text:p>
              </table:table-cell>
              <table:table-cell office:value-type="float" office:value="0.525773195876289">
                <text:p>0.52577319587628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37113402061856">
                <text:p>0.237113402061856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7.22680412371134">
                <text:p>7.22680412371134</text:p>
              </table:table-cell>
              <table:table-cell office:value-type="float" office:value="0.536082474226804">
                <text:p>0.53608247422680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75510204081633">
                <text:p>0.275510204081633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7.16326530612245">
                <text:p>7.16326530612245</text:p>
              </table:table-cell>
              <table:table-cell office:value-type="float" office:value="0.551020408163265">
                <text:p>0.5510204081632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28cm" svg:height="11.555cm" xlink:href=".." xlink:type="simple" chart:class="chart:bar" chart:style-name="ch1">
        <chart:title svg:x="5.153cm" svg:y="0.47cm" chart:style-name="ch2">
          <text:p>Benchmarks in Julia mit verschiedenen Verfahren</text:p>
        </chart:title>
        <chart:subtitle svg:x="8.355cm" svg:y="1.298cm" chart:style-name="ch3">
          <text:p>berechnet auf Taurus</text:p>
        </chart:subtitle>
        <chart:legend chart:legend-position="end" svg:x="16.439cm" svg:y="5.098cm" style:legend-expansion="high" chart:style-name="ch4"/>
        <chart:plot-area chart:style-name="ch5" table:cell-range-address="Sheet1.J30:Sheet1.J50 Sheet1.L30:Sheet1.M50 Sheet1.O30:Sheet1.O50" chart:data-source-has-labels="both" svg:x="1.369cm" svg:y="2.132cm" svg:width="14.66cm" svg:height="8.263cm">
          <chartooo:coordinate-region svg:x="2.096cm" svg:y="2.293cm" svg:width="13.933cm" svg:height="7.534cm"/>
          <chart:axis chart:dimension="x" chart:name="primary-x" chart:style-name="ch6" chartooo:axis-type="auto">
            <chartooo:date-scale/>
            <chart:title svg:x="7.187cm" svg:y="10.626cm" chart:style-name="ch7">
              <text:p>Anzahl Prozessoren</text:p>
            </chart:title>
            <chart:categories table:cell-range-address="Sheet1.J31:Sheet1.J50"/>
          </chart:axis>
          <chart:axis chart:dimension="y" chart:name="primary-y" chart:style-name="ch8">
            <chart:title svg:x="0.451cm" svg:y="10.263cm" chart:style-name="ch9">
              <text:p>Zeit in Abhängigkeit von der sequenziellen Performanz</text:p>
            </chart:title>
            <chart:grid chart:style-name="ch10" chart:class="major"/>
          </chart:axis>
          <chart:series chart:style-name="ch11" chart:values-cell-range-address="Sheet1.L31:Sheet1.L50" chart:label-cell-address="Sheet1.L30:Sheet1.L30" chart:class="chart:bar">
            <chart:data-point chart:repeated="20"/>
          </chart:series>
          <chart:series chart:style-name="ch12" chart:values-cell-range-address="Sheet1.M31:Sheet1.M50" chart:label-cell-address="Sheet1.M30:Sheet1.M30" chart:class="chart:bar">
            <chart:data-point chart:repeated="20"/>
          </chart:series>
          <chart:series chart:style-name="ch13" chart:values-cell-range-address="Sheet1.O31:Sheet1.O50" chart:label-cell-address="Sheet1.O30:Sheet1.O30" chart:class="chart:ba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@parallel</text:p>
                <draw:g>
                  <svg:desc>Sheet1.L30:Sheet1.L30</svg:desc>
                </draw:g>
              </table:table-cell>
              <table:table-cell office:value-type="string">
                <text:p>@parallel (+)</text:p>
                <draw:g>
                  <svg:desc>Sheet1.M30:Sheet1.M30</svg:desc>
                </draw:g>
              </table:table-cell>
              <table:table-cell office:value-type="string">
                <text:p>Pmap() mit Batchsize</text:p>
                <draw:g>
                  <svg:desc>Sheet1.O30:Sheet1.O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31:Sheet1.J50</svg:desc>
                </draw:g>
              </table:table-cell>
              <table:table-cell office:value-type="float" office:value="1">
                <text:p>1</text:p>
                <draw:g>
                  <svg:desc>Sheet1.L31:Sheet1.L50</svg:desc>
                </draw:g>
              </table:table-cell>
              <table:table-cell office:value-type="float" office:value="1">
                <text:p>1</text:p>
                <draw:g>
                  <svg:desc>Sheet1.M31:Sheet1.M50</svg:desc>
                </draw:g>
              </table:table-cell>
              <table:table-cell office:value-type="float" office:value="1.38775510204082">
                <text:p>1.38775510204082</text:p>
                <draw:g>
                  <svg:desc>Sheet1.O31:Sheet1.O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1020408163265">
                <text:p>1.01020408163265</text:p>
              </table:table-cell>
              <table:table-cell office:value-type="float" office:value="1.01020408163265">
                <text:p>1.01020408163265</text:p>
              </table:table-cell>
              <table:table-cell office:value-type="float" office:value="1.59183673469388">
                <text:p>1.591836734693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36082474226804">
                <text:p>0.536082474226804</text:p>
              </table:table-cell>
              <table:table-cell office:value-type="float" office:value="0.525773195876289">
                <text:p>0.525773195876289</text:p>
              </table:table-cell>
              <table:table-cell office:value-type="float" office:value="1.02061855670103">
                <text:p>1.020618556701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71134020618557">
                <text:p>0.371134020618557</text:p>
              </table:table-cell>
              <table:table-cell office:value-type="float" office:value="0.371134020618557">
                <text:p>0.371134020618557</text:p>
              </table:table-cell>
              <table:table-cell office:value-type="float" office:value="0.835051546391753">
                <text:p>0.8350515463917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47422680412371">
                <text:p>0.247422680412371</text:p>
              </table:table-cell>
              <table:table-cell office:value-type="float" office:value="0.237113402061856">
                <text:p>0.237113402061856</text:p>
              </table:table-cell>
              <table:table-cell office:value-type="float" office:value="0.680412371134021">
                <text:p>0.68041237113402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2680412371134">
                <text:p>0.22680412371134</text:p>
              </table:table-cell>
              <table:table-cell office:value-type="float" office:value="0.216494845360825">
                <text:p>0.216494845360825</text:p>
              </table:table-cell>
              <table:table-cell office:value-type="float" office:value="0.639175257731959">
                <text:p>0.6391752577319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6494845360825">
                <text:p>0.216494845360825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618556701030928">
                <text:p>0.6185567010309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185567010309278">
                <text:p>0.185567010309278</text:p>
              </table:table-cell>
              <table:table-cell office:value-type="float" office:value="0.608247422680412">
                <text:p>0.6082474226804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175257731958763">
                <text:p>0.175257731958763</text:p>
              </table:table-cell>
              <table:table-cell office:value-type="float" office:value="0.587628865979382">
                <text:p>0.58762886597938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175257731958763">
                <text:p>0.175257731958763</text:p>
              </table:table-cell>
              <table:table-cell office:value-type="float" office:value="0.567010309278351">
                <text:p>0.5670103092783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164948453608247">
                <text:p>0.164948453608247</text:p>
              </table:table-cell>
              <table:table-cell office:value-type="float" office:value="0.556701030927835">
                <text:p>0.5567010309278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164948453608247">
                <text:p>0.164948453608247</text:p>
              </table:table-cell>
              <table:table-cell office:value-type="float" office:value="0.556701030927835">
                <text:p>0.55670103092783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3877551020408">
                <text:p>0.193877551020408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0.551020408163265">
                <text:p>0.55102040816326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164948453608247">
                <text:p>0.164948453608247</text:p>
              </table:table-cell>
              <table:table-cell office:value-type="float" office:value="0.54639175257732">
                <text:p>0.546391752577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0.540816326530612">
                <text:p>0.5408163265306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06185567010309">
                <text:p>0.206185567010309</text:p>
              </table:table-cell>
              <table:table-cell office:value-type="float" office:value="0.175257731958763">
                <text:p>0.175257731958763</text:p>
              </table:table-cell>
              <table:table-cell office:value-type="float" office:value="0.525773195876289">
                <text:p>0.5257731958762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37113402061856">
                <text:p>0.237113402061856</text:p>
              </table:table-cell>
              <table:table-cell office:value-type="float" office:value="0.185567010309278">
                <text:p>0.185567010309278</text:p>
              </table:table-cell>
              <table:table-cell office:value-type="float" office:value="0.525773195876289">
                <text:p>0.52577319587628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37113402061856">
                <text:p>0.237113402061856</text:p>
              </table:table-cell>
              <table:table-cell office:value-type="float" office:value="0.195876288659794">
                <text:p>0.195876288659794</text:p>
              </table:table-cell>
              <table:table-cell office:value-type="float" office:value="0.536082474226804">
                <text:p>0.53608247422680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75510204081633">
                <text:p>0.275510204081633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551020408163265">
                <text:p>0.5510204081632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